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9.56mm"/>
    </style:style>
    <style:style style:name="co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gname</text:p>
          </table:table-cell>
          <table:table-cell office:value-type="string" calcext:value-type="string">
            <text:p>ic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stCSV_v_2</text:p>
          </table:table-cell>
          <table:table-cell office:value-type="float" office:value="1" calcext:value-type="float">
            <text:p>1</text:p>
          </table:table-cell>
          <table:table-cell table:formula="of:=CONCATENATE(&quot;P::&quot;;[.B2])" office:value-type="string" office:string-value="P::TestCSV_v_2" calcext:value-type="string">
            <text:p>P::TestCSV_v_2</text:p>
          </table:table-cell>
          <table:table-cell table:formula="of:=CONCATENATE([.B2];&quot;.svg&quot;)" office:value-type="string" office:string-value="TestCSV_v_2.svg" calcext:value-type="string">
            <text:p>TestCSV_v_2.sv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CSV_v_1</text:p>
          </table:table-cell>
          <table:table-cell office:value-type="float" office:value="1" calcext:value-type="float">
            <text:p>1</text:p>
          </table:table-cell>
          <table:table-cell table:formula="of:=CONCATENATE(&quot;P::&quot;;[.B3])" office:value-type="string" office:string-value="P::TestCSV_v_1" calcext:value-type="string">
            <text:p>P::TestCSV_v_1</text:p>
          </table:table-cell>
          <table:table-cell table:formula="of:=CONCATENATE([.B3];&quot;.svg&quot;)" office:value-type="string" office:string-value="TestCSV_v_1.svg" calcext:value-type="string">
            <text:p>TestCSV_v_1.sv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stSourceFromFile</text:p>
          </table:table-cell>
          <table:table-cell office:value-type="float" office:value="1" calcext:value-type="float">
            <text:p>1</text:p>
          </table:table-cell>
          <table:table-cell table:formula="of:=CONCATENATE(&quot;P::&quot;;[.B4])" office:value-type="string" office:string-value="P::TestSourceFromFile" calcext:value-type="string">
            <text:p>P::TestSourceFromFile</text:p>
          </table:table-cell>
          <table:table-cell table:formula="of:=CONCATENATE([.B4];&quot;.svg&quot;)" office:value-type="string" office:string-value="TestSourceFromFile.svg" calcext:value-type="string">
            <text:p>TestSourceFromFile.sv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G</text:p>
          </table:table-cell>
          <table:table-cell office:value-type="float" office:value="1" calcext:value-type="float">
            <text:p>1</text:p>
          </table:table-cell>
          <table:table-cell table:formula="of:=CONCATENATE(&quot;P::&quot;;[.B5])" office:value-type="string" office:string-value="P::DG" calcext:value-type="string">
            <text:p>P::DG</text:p>
          </table:table-cell>
          <table:table-cell table:formula="of:=CONCATENATE([.B5];&quot;.svg&quot;)" office:value-type="string" office:string-value="DG.svg" calcext:value-type="string">
            <text:p>DG.sv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stCSV</text:p>
          </table:table-cell>
          <table:table-cell office:value-type="float" office:value="1" calcext:value-type="float">
            <text:p>1</text:p>
          </table:table-cell>
          <table:table-cell table:formula="of:=CONCATENATE(&quot;P::&quot;;[.B6])" office:value-type="string" office:string-value="P::TestCSV" calcext:value-type="string">
            <text:p>P::TestCSV</text:p>
          </table:table-cell>
          <table:table-cell table:formula="of:=CONCATENATE([.B6];&quot;.svg&quot;)" office:value-type="string" office:string-value="TestCSV.svg" calcext:value-type="string">
            <text:p>TestCSV.svg</text:p>
          </table:table-cell>
        </table:table-row>
      </table:table>
      <table:table table:name="FB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gname</text:p>
          </table:table-cell>
          <table:table-cell office:value-type="string" calcext:value-type="string">
            <text:p>ic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value_CSV</text:p>
          </table:table-cell>
          <table:table-cell office:value-type="float" office:value="1" calcext:value-type="float">
            <text:p>1</text:p>
          </table:table-cell>
          <table:table-cell table:formula="of:=CONCATENATE(&quot;P::&quot;;[.B2])" office:value-type="string" office:string-value="P::set_value_CSV" calcext:value-type="string">
            <text:p>P::set_value_CSV</text:p>
          </table:table-cell>
          <table:table-cell table:formula="of:=CONCATENATE([.B2];&quot;.svg&quot;)" office:value-type="string" office:string-value="set_value_CSV.svg" calcext:value-type="string">
            <text:p>set_value_CSV.sv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t_value_CSV</text:p>
          </table:table-cell>
          <table:table-cell office:value-type="float" office:value="1" calcext:value-type="float">
            <text:p>1</text:p>
          </table:table-cell>
          <table:table-cell table:formula="of:=CONCATENATE(&quot;P::&quot;;[.B3])" office:value-type="string" office:string-value="P::get_value_CSV" calcext:value-type="string">
            <text:p>P::get_value_CSV</text:p>
          </table:table-cell>
          <table:table-cell table:formula="of:=CONCATENATE([.B3];&quot;.svg&quot;)" office:value-type="string" office:string-value="get_value_CSV.svg" calcext:value-type="string">
            <text:p>get_value_CSV.sv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urceFromFileCSV</text:p>
          </table:table-cell>
          <table:table-cell office:value-type="float" office:value="1" calcext:value-type="float">
            <text:p>1</text:p>
          </table:table-cell>
          <table:table-cell table:formula="of:=CONCATENATE(&quot;P::&quot;;[.B4])" office:value-type="string" office:string-value="P::SourceFromFileCSV" calcext:value-type="string">
            <text:p>P::SourceFromFileCSV</text:p>
          </table:table-cell>
          <table:table-cell table:formula="of:=CONCATENATE([.B4];&quot;.svg&quot;)" office:value-type="string" office:string-value="SourceFromFileCSV.svg" calcext:value-type="string">
            <text:p>SourceFromFileCSV.sv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urceFromFile</text:p>
          </table:table-cell>
          <table:table-cell office:value-type="float" office:value="1" calcext:value-type="float">
            <text:p>1</text:p>
          </table:table-cell>
          <table:table-cell table:formula="of:=CONCATENATE(&quot;P::&quot;;[.B5])" office:value-type="string" office:string-value="P::SourceFromFile" calcext:value-type="string">
            <text:p>P::SourceFromFile</text:p>
          </table:table-cell>
          <table:table-cell table:formula="of:=CONCATENATE([.B5];&quot;.svg&quot;)" office:value-type="string" office:string-value="SourceFromFile.svg" calcext:value-type="string">
            <text:p>SourceFromFile.sv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erv</text:p>
          </table:table-cell>
          <table:table-cell office:value-type="float" office:value="1" calcext:value-type="float">
            <text:p>1</text:p>
          </table:table-cell>
          <table:table-cell table:formula="of:=CONCATENATE(&quot;P::&quot;;[.B6])" office:value-type="string" office:string-value="P::Reserv" calcext:value-type="string">
            <text:p>P::Reserv</text:p>
          </table:table-cell>
          <table:table-cell table:formula="of:=CONCATENATE([.B6];&quot;.svg&quot;)" office:value-type="string" office:string-value="Reserv.svg" calcext:value-type="string">
            <text:p>Reserv.svg</text:p>
          </table:table-cell>
        </table:table-row>
      </table:table>
      <table:table table:name="PR-FB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gramID</text:p>
          </table:table-cell>
          <table:table-cell office:value-type="string" calcext:value-type="string">
            <text:p>FB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.00.0000</text:date>, <text:time style:data-style-name="N2" text:time-value="09:12:48.50506471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16:06:51.779086131</meta:creation-date>
    <dc:date>2020-09-28T09:33:29.627346267</dc:date>
    <meta:editing-duration>PT36M4S</meta:editing-duration>
    <meta:editing-cycles>3</meta:editing-cycles>
    <meta:generator>LibreOffice/6.0.7.3$Linux_X86_64 LibreOffice_project/00m0$Build-3</meta:generator>
    <meta:document-statistic meta:table-count="3" meta:cell-count="76" meta:object-count="0"/>
  </office:meta>
</office:document-meta>
</file>